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f633" officeooo:paragraph-rsid="0006f63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f633" officeooo:paragraph-rsid="0006f63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6f633" officeooo:paragraph-rsid="0006f633"/>
    </style:style>
    <style:style style:name="P4" style:family="paragraph" style:parent-style-name="Table_20_Contents">
      <style:text-properties officeooo:rsid="0006feed" officeooo:paragraph-rsid="0006fe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esting RNGs Results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Start Date</text:p>
          </table:table-cell>
          <table:table-cell table:style-name="Table1.A1" office:value-type="string">
            <text:p text:style-name="P3">Algorithm</text:p>
          </table:table-cell>
          <table:table-cell table:style-name="Table1.A1" office:value-type="string">
            <text:p text:style-name="P3">End Date</text:p>
          </table:table-cell>
          <table:table-cell table:style-name="Table1.D1" office:value-type="string">
            <text:p text:style-name="P3">Observations </text:p>
          </table:table-cell>
        </table:table-row>
        <table:table-row>
          <table:table-cell table:style-name="Table1.A2" office:value-type="string">
            <text:p text:style-name="P4">12/15/2019 3:30</text:p>
          </table:table-cell>
          <table:table-cell table:style-name="Table1.A2" office:value-type="string">
            <text:p text:style-name="P4">PKCS1V1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19:11.450291421</meta:creation-date>
    <dc:date>2019-12-15T15:27:28.975952510</dc:date>
    <meta:editing-duration>PT8M1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7" meta:word-count="12" meta:character-count="83" meta:non-whitespace-character-count="77"/>
  </office:meta>
</office:document-meta>
</file>